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193">
            <text:p>OS-72193</text:p>
          </table:table-cell>
          <table:table-cell office:value-type="float" office:value="42.744">
            <text:p>42.744</text:p>
          </table:table-cell>
          <table:table-cell office:value-type="float" office:value="-70.8262">
            <text:p>-70.8262</text:p>
          </table:table-cell>
          <table:table-cell office:value-type="float" office:value="3450.0">
            <text:p>3450.0</text:p>
          </table:table-cell>
          <table:table-cell office:value-type="float" office:value="35.0">
            <text:p>35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1.0034123579067582">
            <text:p>1.0034123579067582</text:p>
          </table:table-cell>
          <table:table-cell office:value-type="float" office:value="1.0034123579067582">
            <text:p>1.0034123579067582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67693">
            <text:p>OS-67693</text:p>
          </table:table-cell>
          <table:table-cell office:value-type="float" office:value="42.739">
            <text:p>42.739</text:p>
          </table:table-cell>
          <table:table-cell office:value-type="float" office:value="-70.8392">
            <text:p>-70.8392</text:p>
          </table:table-cell>
          <table:table-cell office:value-type="float" office:value="2190.0">
            <text:p>2190.0</text:p>
          </table:table-cell>
          <table:table-cell office:value-type="float" office:value="25.0">
            <text:p>25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8">
            <text:p>-1.88</text:p>
          </table:table-cell>
          <table:table-cell office:value-type="float" office:value="1.0032672425630171">
            <text:p>1.0032672425630171</text:p>
          </table:table-cell>
          <table:table-cell office:value-type="float" office:value="1.0032672425630171">
            <text:p>1.0032672425630171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67692">
            <text:p>OS-67692</text:p>
          </table:table-cell>
          <table:table-cell office:value-type="float" office:value="42.739">
            <text:p>42.739</text:p>
          </table:table-cell>
          <table:table-cell office:value-type="float" office:value="-70.8392">
            <text:p>-70.8392</text:p>
          </table:table-cell>
          <table:table-cell office:value-type="float" office:value="1650.0">
            <text:p>1650.0</text:p>
          </table:table-cell>
          <table:table-cell office:value-type="float" office:value="30.0">
            <text:p>30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600000000000001">
            <text:p>-1.1600000000000001</text:p>
          </table:table-cell>
          <table:table-cell office:value-type="float" office:value="1.00311078151917">
            <text:p>1.00311078151917</text:p>
          </table:table-cell>
          <table:table-cell office:value-type="float" office:value="1.00311078151917">
            <text:p>1.00311078151917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67688">
            <text:p>OS-67688</text:p>
          </table:table-cell>
          <table:table-cell office:value-type="float" office:value="42.732">
            <text:p>42.732</text:p>
          </table:table-cell>
          <table:table-cell office:value-type="float" office:value="-70.8401">
            <text:p>-70.8401</text:p>
          </table:table-cell>
          <table:table-cell office:value-type="float" office:value="130.0">
            <text:p>130.0</text:p>
          </table:table-cell>
          <table:table-cell office:value-type="float" office:value="35.0">
            <text:p>35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3999999999999995">
            <text:p>-0.43999999999999995</text:p>
          </table:table-cell>
          <table:table-cell office:value-type="float" office:value="0.9454782705065199">
            <text:p>0.9454782705065199</text:p>
          </table:table-cell>
          <table:table-cell office:value-type="float" office:value="0.9454782705065199">
            <text:p>0.9454782705065199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67694">
            <text:p>OS-67694</text:p>
          </table:table-cell>
          <table:table-cell office:value-type="float" office:value="42.729">
            <text:p>42.729</text:p>
          </table:table-cell>
          <table:table-cell office:value-type="float" office:value="-70.8393">
            <text:p>-70.8393</text:p>
          </table:table-cell>
          <table:table-cell office:value-type="float" office:value="125.0">
            <text:p>125.0</text:p>
          </table:table-cell>
          <table:table-cell office:value-type="float" office:value="30.0">
            <text:p>30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599999999999999">
            <text:p>-0.6599999999999999</text:p>
          </table:table-cell>
          <table:table-cell office:value-type="float" office:value="0.9454933950060148">
            <text:p>0.9454933950060148</text:p>
          </table:table-cell>
          <table:table-cell office:value-type="float" office:value="0.9454933950060148">
            <text:p>0.9454933950060148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H-1356">
            <text:p>H-1356</text:p>
          </table:table-cell>
          <table:table-cell office:value-type="float" office:value="42.75">
            <text:p>42.75</text:p>
          </table:table-cell>
          <table:table-cell office:value-type="float" office:value="-70.8">
            <text:p>-70.8</text:p>
          </table:table-cell>
          <table:table-cell office:value-type="float" office:value="4900.0">
            <text:p>4900.0</text:p>
          </table:table-cell>
          <table:table-cell office:value-type="float" office:value="130.0">
            <text:p>13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1984">
            <text:p>-5.1984</text:p>
          </table:table-cell>
          <table:table-cell office:value-type="float" office:value="0.9516301802696255">
            <text:p>0.9516301802696255</text:p>
          </table:table-cell>
          <table:table-cell office:value-type="float" office:value="0.9516301802696255">
            <text:p>0.9516301802696255</text:p>
          </table:table-cell>
          <table:table-cell office:value-type="string" office:value="NewmanEtal1980,EngelhartHorton2012">
            <text:p>NewmanEtal1980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H-1359">
            <text:p>H-1359</text:p>
          </table:table-cell>
          <table:table-cell office:value-type="float" office:value="42.75">
            <text:p>42.75</text:p>
          </table:table-cell>
          <table:table-cell office:value-type="float" office:value="-70.8">
            <text:p>-70.8</text:p>
          </table:table-cell>
          <table:table-cell office:value-type="float" office:value="6280.0">
            <text:p>6280.0</text:p>
          </table:table-cell>
          <table:table-cell office:value-type="float" office:value="150.0">
            <text:p>15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0929">
            <text:p>-10.0929</text:p>
          </table:table-cell>
          <table:table-cell office:value-type="float" office:value="0.9571311299921239">
            <text:p>0.9571311299921239</text:p>
          </table:table-cell>
          <table:table-cell office:value-type="float" office:value="0.9571311299921239">
            <text:p>0.9571311299921239</text:p>
          </table:table-cell>
          <table:table-cell office:value-type="string" office:value="NewmanEtal1980,EngelhartHorton2012">
            <text:p>NewmanEtal1980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H-1366">
            <text:p>H-1366</text:p>
          </table:table-cell>
          <table:table-cell office:value-type="float" office:value="42.75">
            <text:p>42.75</text:p>
          </table:table-cell>
          <table:table-cell office:value-type="float" office:value="-70.8">
            <text:p>-70.8</text:p>
          </table:table-cell>
          <table:table-cell office:value-type="float" office:value="3375.0">
            <text:p>3375.0</text:p>
          </table:table-cell>
          <table:table-cell office:value-type="float" office:value="120.0">
            <text:p>12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6009">
            <text:p>-0.6009</text:p>
          </table:table-cell>
          <table:table-cell office:value-type="float" office:value="0.9491048414163737">
            <text:p>0.9491048414163737</text:p>
          </table:table-cell>
          <table:table-cell office:value-type="float" office:value="0.9491048414163737">
            <text:p>0.9491048414163737</text:p>
          </table:table-cell>
          <table:table-cell office:value-type="string" office:value="NewmanEtal1980,EngelhartHorton2012">
            <text:p>NewmanEtal1980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H-1367">
            <text:p>H-1367</text:p>
          </table:table-cell>
          <table:table-cell office:value-type="float" office:value="42.75">
            <text:p>42.75</text:p>
          </table:table-cell>
          <table:table-cell office:value-type="float" office:value="-70.8">
            <text:p>-70.8</text:p>
          </table:table-cell>
          <table:table-cell office:value-type="float" office:value="3550.0">
            <text:p>3550.0</text:p>
          </table:table-cell>
          <table:table-cell office:value-type="float" office:value="130.0">
            <text:p>13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9509">
            <text:p>-0.9509</text:p>
          </table:table-cell>
          <table:table-cell office:value-type="float" office:value="0.9491048414163737">
            <text:p>0.9491048414163737</text:p>
          </table:table-cell>
          <table:table-cell office:value-type="float" office:value="0.9491048414163737">
            <text:p>0.9491048414163737</text:p>
          </table:table-cell>
          <table:table-cell office:value-type="string" office:value="NewmanEtal1980,EngelhartHorton2012">
            <text:p>NewmanEtal1980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67691">
            <text:p>OS-67691</text:p>
          </table:table-cell>
          <table:table-cell office:value-type="float" office:value="42.739">
            <text:p>42.739</text:p>
          </table:table-cell>
          <table:table-cell office:value-type="float" office:value="-70.8392">
            <text:p>-70.8392</text:p>
          </table:table-cell>
          <table:table-cell office:value-type="float" office:value="1210.0">
            <text:p>1210.0</text:p>
          </table:table-cell>
          <table:table-cell office:value-type="float" office:value="30.0">
            <text:p>30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1.0030325219054466">
            <text:p>1.0030325219054466</text:p>
          </table:table-cell>
          <table:table-cell office:value-type="float" office:value="1.0030325219054466">
            <text:p>1.0030325219054466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67695">
            <text:p>OS-67695</text:p>
          </table:table-cell>
          <table:table-cell office:value-type="float" office:value="42.743">
            <text:p>42.743</text:p>
          </table:table-cell>
          <table:table-cell office:value-type="float" office:value="-70.8397">
            <text:p>-70.8397</text:p>
          </table:table-cell>
          <table:table-cell office:value-type="float" office:value="925.0">
            <text:p>925.0</text:p>
          </table:table-cell>
          <table:table-cell office:value-type="float" office:value="30.0">
            <text:p>30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2">
            <text:p>-1.02</text:p>
          </table:table-cell>
          <table:table-cell office:value-type="float" office:value="0.8409769616345028">
            <text:p>0.8409769616345028</text:p>
          </table:table-cell>
          <table:table-cell office:value-type="float" office:value="0.8409769616345028">
            <text:p>0.8409769616345028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67868">
            <text:p>OS-67868</text:p>
          </table:table-cell>
          <table:table-cell office:value-type="float" office:value="42.725">
            <text:p>42.725</text:p>
          </table:table-cell>
          <table:table-cell office:value-type="float" office:value="-70.8561">
            <text:p>-70.8561</text:p>
          </table:table-cell>
          <table:table-cell office:value-type="float" office:value="5030.0">
            <text:p>5030.0</text:p>
          </table:table-cell>
          <table:table-cell office:value-type="float" office:value="35.0">
            <text:p>35.0</text:p>
          </table:table-cell>
          <table:table-cell office:value-type="string" office:value="Salt marsh peat">
            <text:p>Salt mar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97">
            <text:p>-5.97</text:p>
          </table:table-cell>
          <table:table-cell office:value-type="float" office:value="0.8442369335678225">
            <text:p>0.8442369335678225</text:p>
          </table:table-cell>
          <table:table-cell office:value-type="float" office:value="0.8442369335678225">
            <text:p>0.8442369335678225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717">
            <text:p>OS-72717</text:p>
          </table:table-cell>
          <table:table-cell office:value-type="float" office:value="42.725">
            <text:p>42.725</text:p>
          </table:table-cell>
          <table:table-cell office:value-type="float" office:value="-70.8561">
            <text:p>-70.8561</text:p>
          </table:table-cell>
          <table:table-cell office:value-type="float" office:value="2830.0">
            <text:p>2830.0</text:p>
          </table:table-cell>
          <table:table-cell office:value-type="float" office:value="70.0">
            <text:p>70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399999999999995">
            <text:p>-2.9399999999999995</text:p>
          </table:table-cell>
          <table:table-cell office:value-type="float" office:value="0.8413444538356452">
            <text:p>0.8413444538356452</text:p>
          </table:table-cell>
          <table:table-cell office:value-type="float" office:value="0.8413444538356452">
            <text:p>0.8413444538356452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358">
            <text:p>OS-72358</text:p>
          </table:table-cell>
          <table:table-cell office:value-type="float" office:value="42.745">
            <text:p>42.745</text:p>
          </table:table-cell>
          <table:table-cell office:value-type="float" office:value="-70.8232">
            <text:p>-70.8232</text:p>
          </table:table-cell>
          <table:table-cell office:value-type="float" office:value="475.0">
            <text:p>475.0</text:p>
          </table:table-cell>
          <table:table-cell office:value-type="float" office:value="35.0">
            <text:p>35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199999999999998">
            <text:p>-1.2199999999999998</text:p>
          </table:table-cell>
          <table:table-cell office:value-type="float" office:value="0.8409947978436013">
            <text:p>0.8409947978436013</text:p>
          </table:table-cell>
          <table:table-cell office:value-type="float" office:value="0.8409947978436013">
            <text:p>0.8409947978436013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195">
            <text:p>OS-72195</text:p>
          </table:table-cell>
          <table:table-cell office:value-type="float" office:value="42.739">
            <text:p>42.739</text:p>
          </table:table-cell>
          <table:table-cell office:value-type="float" office:value="-70.8392">
            <text:p>-70.8392</text:p>
          </table:table-cell>
          <table:table-cell office:value-type="float" office:value="360.0">
            <text:p>360.0</text:p>
          </table:table-cell>
          <table:table-cell office:value-type="float" office:value="30.0">
            <text:p>30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499999999999998">
            <text:p>-1.0499999999999998</text:p>
          </table:table-cell>
          <table:table-cell office:value-type="float" office:value="0.8409793338721231">
            <text:p>0.8409793338721231</text:p>
          </table:table-cell>
          <table:table-cell office:value-type="float" office:value="0.8409793338721231">
            <text:p>0.8409793338721231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C-417">
            <text:p>C-417</text:p>
          </table:table-cell>
          <table:table-cell office:value-type="float" office:value="42.4">
            <text:p>42.4</text:p>
          </table:table-cell>
          <table:table-cell office:value-type="float" office:value="-71.1">
            <text:p>-71.1</text:p>
          </table:table-cell>
          <table:table-cell office:value-type="float" office:value="5717.0">
            <text:p>5717.0</text:p>
          </table:table-cell>
          <table:table-cell office:value-type="float" office:value="550.0">
            <text:p>55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6.3294">
            <text:p>-6.3294</text:p>
          </table:table-cell>
          <table:table-cell office:value-type="float" office:value="0.2705549851693737">
            <text:p>0.2705549851693737</text:p>
          </table:table-cell>
          <table:table-cell office:value-type="float" office:value="0.2705549851693737">
            <text:p>0.2705549851693737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131">
            <text:p>OS-72131</text:p>
          </table:table-cell>
          <table:table-cell office:value-type="float" office:value="42.729">
            <text:p>42.729</text:p>
          </table:table-cell>
          <table:table-cell office:value-type="float" office:value="-70.8229">
            <text:p>-70.8229</text:p>
          </table:table-cell>
          <table:table-cell office:value-type="float" office:value="275.0">
            <text:p>275.0</text:p>
          </table:table-cell>
          <table:table-cell office:value-type="float" office:value="30.0">
            <text:p>3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799999999999999">
            <text:p>-0.8799999999999999</text:p>
          </table:table-cell>
          <table:table-cell office:value-type="float" office:value="0.8409673061421591">
            <text:p>0.8409673061421591</text:p>
          </table:table-cell>
          <table:table-cell office:value-type="float" office:value="0.8409673061421591">
            <text:p>0.8409673061421591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H-1372">
            <text:p>H-1372</text:p>
          </table:table-cell>
          <table:table-cell office:value-type="float" office:value="42.75">
            <text:p>42.75</text:p>
          </table:table-cell>
          <table:table-cell office:value-type="float" office:value="-70.8">
            <text:p>-70.8</text:p>
          </table:table-cell>
          <table:table-cell office:value-type="float" office:value="4225.0">
            <text:p>4225.0</text:p>
          </table:table-cell>
          <table:table-cell office:value-type="float" office:value="135.0">
            <text:p>13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4904">
            <text:p>-2.4904</text:p>
          </table:table-cell>
          <table:table-cell office:value-type="float" office:value="0.9495788540189803">
            <text:p>0.9495788540189803</text:p>
          </table:table-cell>
          <table:table-cell office:value-type="float" office:value="0.9495788540189803">
            <text:p>0.9495788540189803</text:p>
          </table:table-cell>
          <table:table-cell office:value-type="string" office:value="NewmanEtal1980,EngelhartHorton2012">
            <text:p>NewmanEtal1980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194">
            <text:p>OS-72194</text:p>
          </table:table-cell>
          <table:table-cell office:value-type="float" office:value="42.745">
            <text:p>42.745</text:p>
          </table:table-cell>
          <table:table-cell office:value-type="float" office:value="-70.8313">
            <text:p>-70.8313</text:p>
          </table:table-cell>
          <table:table-cell office:value-type="float" office:value="3900.0">
            <text:p>3900.0</text:p>
          </table:table-cell>
          <table:table-cell office:value-type="float" office:value="30.0">
            <text:p>30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300000000000003">
            <text:p>-3.1300000000000003</text:p>
          </table:table-cell>
          <table:table-cell office:value-type="float" office:value="1.0036615017026407">
            <text:p>1.0036615017026407</text:p>
          </table:table-cell>
          <table:table-cell office:value-type="float" office:value="1.0036615017026407">
            <text:p>1.0036615017026407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132">
            <text:p>OS-72132</text:p>
          </table:table-cell>
          <table:table-cell office:value-type="float" office:value="42.719">
            <text:p>42.719</text:p>
          </table:table-cell>
          <table:table-cell office:value-type="float" office:value="-70.8199">
            <text:p>-70.8199</text:p>
          </table:table-cell>
          <table:table-cell office:value-type="float" office:value="385.0">
            <text:p>385.0</text:p>
          </table:table-cell>
          <table:table-cell office:value-type="float" office:value="25.0">
            <text:p>25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899999999999998">
            <text:p>-1.4899999999999998</text:p>
          </table:table-cell>
          <table:table-cell office:value-type="float" office:value="0.7715123848649482">
            <text:p>0.7715123848649482</text:p>
          </table:table-cell>
          <table:table-cell office:value-type="float" office:value="0.7715123848649482">
            <text:p>0.7715123848649482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133">
            <text:p>OS-72133</text:p>
          </table:table-cell>
          <table:table-cell office:value-type="float" office:value="42.725">
            <text:p>42.725</text:p>
          </table:table-cell>
          <table:table-cell office:value-type="float" office:value="-70.8561">
            <text:p>-70.8561</text:p>
          </table:table-cell>
          <table:table-cell office:value-type="float" office:value="815.0">
            <text:p>815.0</text:p>
          </table:table-cell>
          <table:table-cell office:value-type="float" office:value="30.0">
            <text:p>30.0</text:p>
          </table:table-cell>
          <table:table-cell office:value-type="string" office:value="Salt marsh rhizome">
            <text:p>Salt marsh rhizom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199999999999999">
            <text:p>-1.1199999999999999</text:p>
          </table:table-cell>
          <table:table-cell office:value-type="float" office:value="0.8409852852458239">
            <text:p>0.8409852852458239</text:p>
          </table:table-cell>
          <table:table-cell office:value-type="float" office:value="0.8409852852458239">
            <text:p>0.8409852852458239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134">
            <text:p>OS-72134</text:p>
          </table:table-cell>
          <table:table-cell office:value-type="float" office:value="42.745">
            <text:p>42.745</text:p>
          </table:table-cell>
          <table:table-cell office:value-type="float" office:value="-70.8313">
            <text:p>-70.8313</text:p>
          </table:table-cell>
          <table:table-cell office:value-type="float" office:value="510.0">
            <text:p>510.0</text:p>
          </table:table-cell>
          <table:table-cell office:value-type="float" office:value="25.0">
            <text:p>25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699999999999999">
            <text:p>-1.3699999999999999</text:p>
          </table:table-cell>
          <table:table-cell office:value-type="float" office:value="0.8410112960002379">
            <text:p>0.8410112960002379</text:p>
          </table:table-cell>
          <table:table-cell office:value-type="float" office:value="0.8410112960002379">
            <text:p>0.8410112960002379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72755">
            <text:p>OS-72755</text:p>
          </table:table-cell>
          <table:table-cell office:value-type="float" office:value="42.729">
            <text:p>42.729</text:p>
          </table:table-cell>
          <table:table-cell office:value-type="float" office:value="-70.8229">
            <text:p>-70.8229</text:p>
          </table:table-cell>
          <table:table-cell office:value-type="float" office:value="415.0">
            <text:p>415.0</text:p>
          </table:table-cell>
          <table:table-cell office:value-type="float" office:value="60.0">
            <text:p>6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4">
            <text:p>-1.74</text:p>
          </table:table-cell>
          <table:table-cell office:value-type="float" office:value="0.8410634280480872">
            <text:p>0.8410634280480872</text:p>
          </table:table-cell>
          <table:table-cell office:value-type="float" office:value="0.8410634280480872">
            <text:p>0.8410634280480872</text:p>
          </table:table-cell>
          <table:table-cell office:value-type="string" office:value="KirwanEtal2011,EngelhartHorton2012">
            <text:p>KirwanEtal2011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BETA-134753">
            <text:p>BETA-134753</text:p>
          </table:table-cell>
          <table:table-cell office:value-type="float" office:value="42.428">
            <text:p>42.428</text:p>
          </table:table-cell>
          <table:table-cell office:value-type="float" office:value="-70.989">
            <text:p>-70.989</text:p>
          </table:table-cell>
          <table:table-cell office:value-type="float" office:value="3050.0">
            <text:p>3050.0</text:p>
          </table:table-cell>
          <table:table-cell office:value-type="float" office:value="50.0">
            <text:p>50.0</text:p>
          </table:table-cell>
          <table:table-cell office:value-type="string" office:value="Jg and Sp">
            <text:p>Jg and 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2">
            <text:p>-2.5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onnelly2006,EngelhartHorton2012">
            <text:p>Donnelly2006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24172">
            <text:p>OS-24172</text:p>
          </table:table-cell>
          <table:table-cell office:value-type="float" office:value="42.428">
            <text:p>42.428</text:p>
          </table:table-cell>
          <table:table-cell office:value-type="float" office:value="-70.989">
            <text:p>-70.989</text:p>
          </table:table-cell>
          <table:table-cell office:value-type="float" office:value="260.0">
            <text:p>260.0</text:p>
          </table:table-cell>
          <table:table-cell office:value-type="float" office:value="50.0">
            <text:p>50.0</text:p>
          </table:table-cell>
          <table:table-cell office:value-type="string" office:value="Jg and Sp">
            <text:p>Jg and 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25">
            <text:p>-0.725</text:p>
          </table:table-cell>
          <table:table-cell office:value-type="float" office:value="0.4045">
            <text:p>0.4045</text:p>
          </table:table-cell>
          <table:table-cell office:value-type="float" office:value="0.4045">
            <text:p>0.4045</text:p>
          </table:table-cell>
          <table:table-cell office:value-type="string" office:value="Donnelly2006,EngelhartHorton2012">
            <text:p>Donnelly2006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H-1376">
            <text:p>H-1376</text:p>
          </table:table-cell>
          <table:table-cell office:value-type="float" office:value="42.75">
            <text:p>42.75</text:p>
          </table:table-cell>
          <table:table-cell office:value-type="float" office:value="-70.8">
            <text:p>-70.8</text:p>
          </table:table-cell>
          <table:table-cell office:value-type="float" office:value="2450.0">
            <text:p>2450.0</text:p>
          </table:table-cell>
          <table:table-cell office:value-type="float" office:value="110.0">
            <text:p>11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7991">
            <text:p>0.7991</text:p>
          </table:table-cell>
          <table:table-cell office:value-type="float" office:value="0.9491048414163737">
            <text:p>0.9491048414163737</text:p>
          </table:table-cell>
          <table:table-cell office:value-type="float" office:value="0.9491048414163737">
            <text:p>0.9491048414163737</text:p>
          </table:table-cell>
          <table:table-cell office:value-type="string" office:value="NewmanEtal1980,EngelhartHorton2012">
            <text:p>NewmanEtal1980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BETA-134754">
            <text:p>BETA-134754</text:p>
          </table:table-cell>
          <table:table-cell office:value-type="float" office:value="42.428">
            <text:p>42.428</text:p>
          </table:table-cell>
          <table:table-cell office:value-type="float" office:value="-70.989">
            <text:p>-70.989</text:p>
          </table:table-cell>
          <table:table-cell office:value-type="float" office:value="2510.0">
            <text:p>2510.0</text:p>
          </table:table-cell>
          <table:table-cell office:value-type="float" office:value="50.0">
            <text:p>5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35">
            <text:p>-1.935</text:p>
          </table:table-cell>
          <table:table-cell office:value-type="float" office:value="0.4045">
            <text:p>0.4045</text:p>
          </table:table-cell>
          <table:table-cell office:value-type="float" office:value="0.4045">
            <text:p>0.4045</text:p>
          </table:table-cell>
          <table:table-cell office:value-type="string" office:value="Donnelly2006,EngelhartHorton2012">
            <text:p>Donnelly2006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BETA-134755">
            <text:p>BETA-134755</text:p>
          </table:table-cell>
          <table:table-cell office:value-type="float" office:value="42.428">
            <text:p>42.428</text:p>
          </table:table-cell>
          <table:table-cell office:value-type="float" office:value="-70.989">
            <text:p>-70.989</text:p>
          </table:table-cell>
          <table:table-cell office:value-type="float" office:value="2950.0">
            <text:p>2950.0</text:p>
          </table:table-cell>
          <table:table-cell office:value-type="float" office:value="60.0">
            <text:p>6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3">
            <text:p>-2.33</text:p>
          </table:table-cell>
          <table:table-cell office:value-type="float" office:value="0.4064">
            <text:p>0.4064</text:p>
          </table:table-cell>
          <table:table-cell office:value-type="float" office:value="0.4064">
            <text:p>0.4064</text:p>
          </table:table-cell>
          <table:table-cell office:value-type="string" office:value="Donnelly2006,EngelhartHorton2012">
            <text:p>Donnelly2006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BETA-134756">
            <text:p>BETA-134756</text:p>
          </table:table-cell>
          <table:table-cell office:value-type="float" office:value="42.428">
            <text:p>42.428</text:p>
          </table:table-cell>
          <table:table-cell office:value-type="float" office:value="-70.989">
            <text:p>-70.989</text:p>
          </table:table-cell>
          <table:table-cell office:value-type="float" office:value="1900.0">
            <text:p>1900.0</text:p>
          </table:table-cell>
          <table:table-cell office:value-type="float" office:value="40.0">
            <text:p>40.0</text:p>
          </table:table-cell>
          <table:table-cell office:value-type="string" office:value="Jg, Sr and Sp">
            <text:p>Jg, Sr and 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8">
            <text:p>-1.38</text:p>
          </table:table-cell>
          <table:table-cell office:value-type="float" office:value="0.4046">
            <text:p>0.4046</text:p>
          </table:table-cell>
          <table:table-cell office:value-type="float" office:value="0.4046">
            <text:p>0.4046</text:p>
          </table:table-cell>
          <table:table-cell office:value-type="string" office:value="Donnelly2006,EngelhartHorton2012">
            <text:p>Donnelly2006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BETA-138707">
            <text:p>BETA-138707</text:p>
          </table:table-cell>
          <table:table-cell office:value-type="float" office:value="42.428">
            <text:p>42.428</text:p>
          </table:table-cell>
          <table:table-cell office:value-type="float" office:value="-70.989">
            <text:p>-70.989</text:p>
          </table:table-cell>
          <table:table-cell office:value-type="float" office:value="1040.0">
            <text:p>1040.0</text:p>
          </table:table-cell>
          <table:table-cell office:value-type="float" office:value="40.0">
            <text:p>4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45">
            <text:p>-0.945</text:p>
          </table:table-cell>
          <table:table-cell office:value-type="float" office:value="0.4045">
            <text:p>0.4045</text:p>
          </table:table-cell>
          <table:table-cell office:value-type="float" office:value="0.4045">
            <text:p>0.4045</text:p>
          </table:table-cell>
          <table:table-cell office:value-type="string" office:value="Donnelly2006,EngelhartHorton2012">
            <text:p>Donnelly2006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-1475">
            <text:p>O-1475</text:p>
          </table:table-cell>
          <table:table-cell office:value-type="float" office:value="42.351">
            <text:p>42.351</text:p>
          </table:table-cell>
          <table:table-cell office:value-type="float" office:value="-71.075">
            <text:p>-71.075</text:p>
          </table:table-cell>
          <table:table-cell office:value-type="float" office:value="4450.0">
            <text:p>4450.0</text:p>
          </table:table-cell>
          <table:table-cell office:value-type="float" office:value="130.0">
            <text:p>130.0</text:p>
          </table:table-cell>
          <table:table-cell office:value-type="string" office:value="Estuarine Silt">
            <text:p>Estuarine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7.6606">
            <text:p>-7.6606</text:p>
          </table:table-cell>
          <table:table-cell office:value-type="float" office:value="0.2705549851693737">
            <text:p>0.2705549851693737</text:p>
          </table:table-cell>
          <table:table-cell office:value-type="float" office:value="0.2705549851693737">
            <text:p>0.2705549851693737</text:p>
          </table:table-cell>
          <table:table-cell office:value-type="string" office:value="KayeBarghoorn1964,EngelhartHorton2012">
            <text:p>KayeBarghoorn1964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-1124">
            <text:p>O-1124</text:p>
          </table:table-cell>
          <table:table-cell office:value-type="float" office:value="42.346">
            <text:p>42.346</text:p>
          </table:table-cell>
          <table:table-cell office:value-type="float" office:value="-71.08">
            <text:p>-71.08</text:p>
          </table:table-cell>
          <table:table-cell office:value-type="float" office:value="3850.0">
            <text:p>3850.0</text:p>
          </table:table-cell>
          <table:table-cell office:value-type="float" office:value="130.0">
            <text:p>13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95">
            <text:p>-2.9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KayeBarghoorn1964,EngelhartHorton2012">
            <text:p>KayeBarghoorn1964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-1119">
            <text:p>O-1119</text:p>
          </table:table-cell>
          <table:table-cell office:value-type="float" office:value="42.5">
            <text:p>42.5</text:p>
          </table:table-cell>
          <table:table-cell office:value-type="float" office:value="-71.1">
            <text:p>-71.1</text:p>
          </table:table-cell>
          <table:table-cell office:value-type="float" office:value="2550.0">
            <text:p>2550.0</text:p>
          </table:table-cell>
          <table:table-cell office:value-type="float" office:value="115.0">
            <text:p>115.0</text:p>
          </table:table-cell>
          <table:table-cell office:value-type="string" office:value="Salt marsh peat">
            <text:p>Salt mar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95">
            <text:p>-1.395</text:p>
          </table:table-cell>
          <table:table-cell office:value-type="float" office:value="1.1299">
            <text:p>1.1299</text:p>
          </table:table-cell>
          <table:table-cell office:value-type="float" office:value="1.1299">
            <text:p>1.1299</text:p>
          </table:table-cell>
          <table:table-cell office:value-type="string" office:value="KayeBarghoorn1964,EngelhartHorton2012">
            <text:p>KayeBarghoorn1964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-1118">
            <text:p>O-1118</text:p>
          </table:table-cell>
          <table:table-cell office:value-type="float" office:value="42.351">
            <text:p>42.351</text:p>
          </table:table-cell>
          <table:table-cell office:value-type="float" office:value="-71.075">
            <text:p>-71.075</text:p>
          </table:table-cell>
          <table:table-cell office:value-type="float" office:value="5600.0">
            <text:p>5600.0</text:p>
          </table:table-cell>
          <table:table-cell office:value-type="float" office:value="140.0">
            <text:p>14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1194">
            <text:p>-7.119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KayeBarghoorn1964,EngelhartHorton2012">
            <text:p>KayeBarghoorn1964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2217">
            <text:p>I-2217</text:p>
          </table:table-cell>
          <table:table-cell office:value-type="float" office:value="42.27">
            <text:p>42.27</text:p>
          </table:table-cell>
          <table:table-cell office:value-type="float" office:value="-71.05">
            <text:p>-71.05</text:p>
          </table:table-cell>
          <table:table-cell office:value-type="float" office:value="1860.0">
            <text:p>1860.0</text:p>
          </table:table-cell>
          <table:table-cell office:value-type="float" office:value="100.0">
            <text:p>1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4254">
            <text:p>1.4254</text:p>
          </table:table-cell>
          <table:table-cell office:value-type="float" office:value="0.9553533377761341">
            <text:p>0.9553533377761341</text:p>
          </table:table-cell>
          <table:table-cell office:value-type="float" office:value="0.9553533377761341">
            <text:p>0.9553533377761341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2216">
            <text:p>I-2216</text:p>
          </table:table-cell>
          <table:table-cell office:value-type="float" office:value="42.27">
            <text:p>42.27</text:p>
          </table:table-cell>
          <table:table-cell office:value-type="float" office:value="-71.05">
            <text:p>-71.05</text:p>
          </table:table-cell>
          <table:table-cell office:value-type="float" office:value="1360.0">
            <text:p>1360.0</text:p>
          </table:table-cell>
          <table:table-cell office:value-type="float" office:value="105.0">
            <text:p>10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7354">
            <text:p>1.7354</text:p>
          </table:table-cell>
          <table:table-cell office:value-type="float" office:value="0.9553533377761341">
            <text:p>0.9553533377761341</text:p>
          </table:table-cell>
          <table:table-cell office:value-type="float" office:value="0.9553533377761341">
            <text:p>0.9553533377761341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2215">
            <text:p>I-2215</text:p>
          </table:table-cell>
          <table:table-cell office:value-type="float" office:value="42.27">
            <text:p>42.27</text:p>
          </table:table-cell>
          <table:table-cell office:value-type="float" office:value="-71.05">
            <text:p>-71.05</text:p>
          </table:table-cell>
          <table:table-cell office:value-type="float" office:value="1310.0">
            <text:p>1310.0</text:p>
          </table:table-cell>
          <table:table-cell office:value-type="float" office:value="95.0">
            <text:p>9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354">
            <text:p>2.0354</text:p>
          </table:table-cell>
          <table:table-cell office:value-type="float" office:value="0.9553533377761341">
            <text:p>0.9553533377761341</text:p>
          </table:table-cell>
          <table:table-cell office:value-type="float" office:value="0.9553533377761341">
            <text:p>0.9553533377761341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452">
            <text:p>W-1452</text:p>
          </table:table-cell>
          <table:table-cell office:value-type="float" office:value="42.27">
            <text:p>42.27</text:p>
          </table:table-cell>
          <table:table-cell office:value-type="float" office:value="-71.05">
            <text:p>-71.05</text:p>
          </table:table-cell>
          <table:table-cell office:value-type="float" office:value="2790.0">
            <text:p>2790.0</text:p>
          </table:table-cell>
          <table:table-cell office:value-type="float" office:value="200.0">
            <text:p>2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6954">
            <text:p>0.6954</text:p>
          </table:table-cell>
          <table:table-cell office:value-type="float" office:value="0.9553533377761341">
            <text:p>0.9553533377761341</text:p>
          </table:table-cell>
          <table:table-cell office:value-type="float" office:value="0.9553533377761341">
            <text:p>0.9553533377761341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453">
            <text:p>W-1453</text:p>
          </table:table-cell>
          <table:table-cell office:value-type="float" office:value="42.27">
            <text:p>42.27</text:p>
          </table:table-cell>
          <table:table-cell office:value-type="float" office:value="-71.05">
            <text:p>-71.05</text:p>
          </table:table-cell>
          <table:table-cell office:value-type="float" office:value="3110.0">
            <text:p>3110.0</text:p>
          </table:table-cell>
          <table:table-cell office:value-type="float" office:value="200.0">
            <text:p>2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154">
            <text:p>0.2154</text:p>
          </table:table-cell>
          <table:table-cell office:value-type="float" office:value="0.9553533377761341">
            <text:p>0.9553533377761341</text:p>
          </table:table-cell>
          <table:table-cell office:value-type="float" office:value="0.9553533377761341">
            <text:p>0.9553533377761341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451">
            <text:p>W-1451</text:p>
          </table:table-cell>
          <table:table-cell office:value-type="float" office:value="42.27">
            <text:p>42.27</text:p>
          </table:table-cell>
          <table:table-cell office:value-type="float" office:value="-71.05">
            <text:p>-71.05</text:p>
          </table:table-cell>
          <table:table-cell office:value-type="float" office:value="2100.0">
            <text:p>2100.0</text:p>
          </table:table-cell>
          <table:table-cell office:value-type="float" office:value="200.0">
            <text:p>2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3054">
            <text:p>1.3054</text:p>
          </table:table-cell>
          <table:table-cell office:value-type="float" office:value="0.9553533377761341">
            <text:p>0.9553533377761341</text:p>
          </table:table-cell>
          <table:table-cell office:value-type="float" office:value="0.9553533377761341">
            <text:p>0.9553533377761341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H-1375">
            <text:p>H-1375</text:p>
          </table:table-cell>
          <table:table-cell office:value-type="float" office:value="42.75">
            <text:p>42.75</text:p>
          </table:table-cell>
          <table:table-cell office:value-type="float" office:value="-70.8">
            <text:p>-70.8</text:p>
          </table:table-cell>
          <table:table-cell office:value-type="float" office:value="3625.0">
            <text:p>3625.0</text:p>
          </table:table-cell>
          <table:table-cell office:value-type="float" office:value="125.0">
            <text:p>12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5609">
            <text:p>-1.5609</text:p>
          </table:table-cell>
          <table:table-cell office:value-type="float" office:value="0.9491048414163737">
            <text:p>0.9491048414163737</text:p>
          </table:table-cell>
          <table:table-cell office:value-type="float" office:value="0.9491048414163737">
            <text:p>0.9491048414163737</text:p>
          </table:table-cell>
          <table:table-cell office:value-type="string" office:value="NewmanEtal1980,EngelhartHorton2012">
            <text:p>NewmanEtal1980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HG-706">
            <text:p>WHG-706</text:p>
          </table:table-cell>
          <table:table-cell office:value-type="float" office:value="42.655">
            <text:p>42.655</text:p>
          </table:table-cell>
          <table:table-cell office:value-type="float" office:value="-70.415">
            <text:p>-70.415</text:p>
          </table:table-cell>
          <table:table-cell office:value-type="float" office:value="7500.0">
            <text:p>7500.0</text:p>
          </table:table-cell>
          <table:table-cell office:value-type="float" office:value="75.0">
            <text:p>7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61.0572">
            <text:p>-61.0572</text:p>
          </table:table-cell>
          <table:table-cell office:value-type="float" office:value="3.19">
            <text:p>3.19</text:p>
          </table:table-cell>
          <table:table-cell office:value-type="float" office:value="3.19">
            <text:p>3.19</text:p>
          </table:table-cell>
          <table:table-cell office:value-type="string" office:value="OldaleEtal1993,EngelhartHorton2012">
            <text:p>OldaleEtal1993,EngelhartHorton2012</text:p>
          </table:table-cell>
        </table:table-row>
        <table:table-row>
          <table:table-cell office:value-type="string" office:value="Northern_Massachusetts">
            <text:p>Nor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HG-709">
            <text:p>WHG-709</text:p>
          </table:table-cell>
          <table:table-cell office:value-type="float" office:value="42.64">
            <text:p>42.64</text:p>
          </table:table-cell>
          <table:table-cell office:value-type="float" office:value="-70.45">
            <text:p>-70.45</text:p>
          </table:table-cell>
          <table:table-cell office:value-type="float" office:value="4660.0">
            <text:p>4660.0</text:p>
          </table:table-cell>
          <table:table-cell office:value-type="float" office:value="65.0">
            <text:p>6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58.0519">
            <text:p>-58.0519</text:p>
          </table:table-cell>
          <table:table-cell office:value-type="float" office:value="3.18">
            <text:p>3.18</text:p>
          </table:table-cell>
          <table:table-cell office:value-type="float" office:value="3.18">
            <text:p>3.18</text:p>
          </table:table-cell>
          <table:table-cell office:value-type="string" office:value="OldaleEtal1993,EngelhartHorton2012">
            <text:p>OldaleEtal1993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